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cription of LED’s and Connectors</text:h>
      <text:p text:style-name="Text_20_body">Throughout this document, references are made to certain board connectors, headers and switches. There are also six activity LEDs on the board. These items are described further in this section</text:p>
      <text:h text:style-name="Heading_20_3" text:outline-level="3"><text:bookmark text:name="user-content-connectors--switch"/>Connectors / Switch</text:h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Board Identifier <text:s text:c="4"/>| Description <text:s text:c="9"/>| Behavior <text:s text:c="16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J8 <text:s text:c="18"/>| Low Speed Connector <text:s/>| This connector contains <text:s/>|</text:span></text:p>
      <text:p text:style-name="Preformatted_20_Text"><text:span text:style-name="Source_20_Text">| <text:s text:c="21"/>| <text:s text:c="21"/>| low speed peripheral <text:s text:c="4"/>|</text:span></text:p>
      <text:p text:style-name="Preformatted_20_Text"><text:span text:style-name="Source_20_Text">| <text:s text:c="21"/>| <text:s text:c="21"/>| signals just as UART and |</text:span></text:p>
      <text:p text:style-name="Preformatted_20_Text"><text:span text:style-name="Source_20_Text">| <text:s text:c="21"/>| <text:s text:c="21"/>| GPIO. In context of <text:s text:c="5"/>|</text:span></text:p>
      <text:p text:style-name="Preformatted_20_Text"><text:span text:style-name="Source_20_Text">| <text:s text:c="21"/>| <text:s text:c="21"/>| this document, we use it |</text:span></text:p>
      <text:p text:style-name="Preformatted_20_Text"><text:span text:style-name="Source_20_Text">| <text:s text:c="21"/>| <text:s text:c="21"/>| for connecting the UART. 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S6 <text:s text:c="18"/>| 4 channel Dip Switch | Located on the back of <text:s text:c="2"/>|</text:span></text:p>
      <text:p text:style-name="Preformatted_20_Text"><text:span text:style-name="Source_20_Text">| <text:s text:c="21"/>| <text:s text:c="21"/>| the board, this Switch <text:s text:c="2"/>|</text:span></text:p>
      <text:p text:style-name="Preformatted_20_Text"><text:span text:style-name="Source_20_Text">| <text:s text:c="21"/>| <text:s text:c="21"/>| provides some manual <text:s text:c="4"/>|</text:span></text:p>
      <text:p text:style-name="Preformatted_20_Text"><text:span text:style-name="Source_20_Text">| <text:s text:c="21"/>| <text:s text:c="21"/>| configuration settings. <text:s/>|</text:span></text:p>
      <text:p text:style-name="Preformatted_20_Text"><text:span text:style-name="Source_20_Text">| <text:s text:c="21"/>| <text:s text:c="21"/>| In context of this <text:s text:c="6"/>|</text:span></text:p>
      <text:p text:style-name="Preformatted_20_Text"><text:span text:style-name="Source_20_Text">| <text:s text:c="21"/>| <text:s text:c="21"/>| document, it is used to <text:s/>|</text:span></text:p>
      <text:p text:style-name="Preformatted_20_Text"><text:span text:style-name="Source_20_Text">| <text:s text:c="21"/>| <text:s text:c="21"/>| select boot order (SD <text:s text:c="3"/>|</text:span></text:p>
      <text:p text:style-name="Preformatted_20_Text"><text:span text:style-name="Source_20_Text">| <text:s text:c="21"/>| <text:s text:c="21"/>| Card first or eMMC <text:s text:c="6"/>|</text:span></text:p>
      <text:p text:style-name="Preformatted_20_Text"><text:span text:style-name="Source_20_Text">| <text:s text:c="21"/>| <text:s text:c="21"/>| first) OTG modes. <text:s text:c="7"/>|</text:span></text:p>
      <text:p text:style-name="Preformatted_20_Text"><text:span text:style-name="Source_20_Text">| <text:s text:c="21"/>| <text:s text:c="21"/>| <text:s text:c="25"/>|</text:span></text:p>
      <text:p text:style-name="P1"><text:span text:style-name="Source_20_Text">+----------------------+----------------------+--------------------------+</text:span></text:p>
      <text:h text:style-name="Heading_20_3" text:outline-level="3"><text:bookmark text:name="user-content-leds"/>LEDs</text:h>
      <text:p text:style-name="Text_20_body">Located by the USB ports are a series of LEDs used to provide information to the user. Their usage is defined as follows:</text:p>
      <text:h text:style-name="Heading_20_4" text:outline-level="4"><text:bookmark text:name="user-content-debian-images"/>Debian Images</text:h>
      <text:p text:style-name="Text_20_body">When Debian-based images are installed, the following table defines the LED usage/behaviors.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LED Board Identifier | Description <text:s text:c="9"/>| Behavior <text:s text:c="16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1 <text:s text:c="10"/>| Heartbeat <text:s text:c="11"/>| Green: This LED is <text:s text:c="6"/>|</text:span></text:p>
      <text:p text:style-name="Preformatted_20_Text"><text:span text:style-name="Source_20_Text">| <text:s text:c="21"/>| <text:s text:c="21"/>| should always be <text:s text:c="8"/>|</text:span></text:p>
      <text:p text:style-name="Preformatted_20_Text"><text:span text:style-name="Source_20_Text">| <text:s text:c="21"/>| <text:s text:c="21"/>| blinking about once a <text:s text:c="3"/>|</text:span></text:p>
      <text:p text:style-name="Preformatted_20_Text"><text:span text:style-name="Source_20_Text">| <text:s text:c="21"/>| <text:s text:c="21"/>| second. If solid off or <text:s/>|</text:span></text:p>
      <text:p text:style-name="Preformatted_20_Text"><text:span text:style-name="Source_20_Text">| <text:s text:c="21"/>| <text:s text:c="21"/>| solid on, the board is <text:s text:c="2"/>|</text:span></text:p>
      <text:p text:style-name="Preformatted_20_Text"><text:span text:style-name="Source_20_Text">| <text:s text:c="21"/>| <text:s text:c="21"/>| not executing correctly <text:s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2 <text:s text:c="10"/>| eMMC <text:s text:c="16"/>| Green: This LED blinks <text:s text:c="2"/>|</text:span></text:p>
      <text:p text:style-name="Preformatted_20_Text"><text:span text:style-name="Source_20_Text">| <text:s text:c="21"/>| <text:s text:c="21"/>| during accesses to eMMC <text:s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3 <text:s text:c="10"/>| SD <text:s text:c="18"/>| Green: This LED blinks <text:s text:c="2"/>|</text:span></text:p>
      <text:p text:style-name="Preformatted_20_Text"><text:span text:style-name="Source_20_Text">| <text:s text:c="21"/>| <text:s text:c="21"/>| during accesses to SD <text:s text:c="3"/>|</text:span></text:p>
      <text:p text:style-name="Preformatted_20_Text"><text:span text:style-name="Source_20_Text">| <text:s text:c="21"/>| <text:s text:c="21"/>| Card <text:s text:c="20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4 <text:s text:c="10"/>| currently unassigned | N/A <text:s text:c="21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Wifi <text:s text:c="16"/>| Wifi <text:s text:c="16"/>| Yellow: This LED blinks <text:s/>|</text:span></text:p>
      <text:p text:style-name="Preformatted_20_Text"><text:span text:style-name="Source_20_Text">| <text:s text:c="21"/>| <text:s text:c="21"/>| during network accesses <text:s/>|</text:span></text:p>
      <text:p text:style-name="Preformatted_20_Text"><text:soft-page-break/><text:span text:style-name="Source_20_Text">| <text:s text:c="21"/>| <text:s text:c="21"/>| over Wifi <text:s text:c="15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BT <text:s text:c="18"/>| Bluetooth <text:s text:c="11"/>| Yellow: This LED blinks <text:s/>|</text:span></text:p>
      <text:p text:style-name="Preformatted_20_Text"><text:span text:style-name="Source_20_Text">| <text:s text:c="21"/>| <text:s text:c="21"/>| when Bluetooth is being <text:s/>|</text:span></text:p>
      <text:p text:style-name="Preformatted_20_Text"><text:span text:style-name="Source_20_Text">| <text:s text:c="21"/>| <text:s text:c="21"/>| used <text:s text:c="20"/>|</text:span></text:p>
      <text:p text:style-name="P1"><text:span text:style-name="Source_20_Text">+----------------------+----------------------+--------------------------+</text:span></text:p>
      <text:h text:style-name="Heading_20_4" text:outline-level="4"><text:bookmark text:name="user-content-android-images"/>Android Images</text:h>
      <text:p text:style-name="Text_20_body">When Android-based images are installed, the following table defines the LED usage/behaviors.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LED Board Identifier | Description <text:s text:c="9"/>| Behavior <text:s text:c="16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1 <text:s text:c="10"/>| currently unassigned | Green: <text:s text:c="18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2 <text:s text:c="10"/>| currently unassigned | Green: <text:s text:c="18"/>|</text:span></text:p>
      <text:p text:style-name="Preformatted_20_Text"><text:span text:style-name="Source_20_Text">| <text:s text:c="21"/>| <text:s text:c="21"/>| <text:s text:c="25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3 <text:s text:c="10"/>| currently unassigned | Green: <text:s text:c="18"/>|</text:span></text:p>
      <text:p text:style-name="Preformatted_20_Text"><text:span text:style-name="Source_20_Text">| <text:s text:c="21"/>| <text:s text:c="21"/>| <text:s text:c="25"/>|</text:span></text:p>
      <text:p text:style-name="Preformatted_20_Text"><text:span text:style-name="Source_20_Text">| <text:s text:c="21"/>| <text:s text:c="21"/>| <text:s text:c="25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User LED 4 <text:s text:c="10"/>| Boot <text:s text:c="16"/>| This LED illuminates at <text:s/>|</text:span></text:p>
      <text:p text:style-name="Preformatted_20_Text"><text:span text:style-name="Source_20_Text">| <text:s text:c="21"/>| <text:s text:c="21"/>| at the start of boot <text:s text:c="4"/>|</text:span></text:p>
      <text:p text:style-name="Preformatted_20_Text"><text:span text:style-name="Source_20_Text">| <text:s text:c="21"/>| <text:s text:c="21"/>| and turns of after <text:s text:c="6"/>|</text:span></text:p>
      <text:p text:style-name="Preformatted_20_Text"><text:span text:style-name="Source_20_Text">| <text:s text:c="21"/>| <text:s text:c="21"/>| completion of boot. <text:s text:c="5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Wifi <text:s text:c="16"/>| Wifi <text:s text:c="16"/>| Yellow: TDB <text:s text:c="13"/>|</text:span></text:p>
      <text:p text:style-name="Preformatted_20_Text"><text:span text:style-name="Source_20_Text">+----------------------+----------------------+--------------------------+</text:span></text:p>
      <text:p text:style-name="Preformatted_20_Text"><text:span text:style-name="Source_20_Text">| BT <text:s text:c="18"/>| Bluetooth <text:s text:c="11"/>| Yellow: TBD <text:s text:c="13"/>|</text:span></text:p>
      <text:p text:style-name="P1"><text:span text:style-name="Source_20_Text">+----------------------+----------------------+--------------------------+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8:53:18.416467599</meta:creation-date>
    <dc:date>2017-12-05T18:53:32.649835362</dc:date>
    <meta:editing-duration>PT15S</meta:editing-duration>
    <meta:editing-cycles>1</meta:editing-cycles>
    <meta:document-statistic meta:table-count="0" meta:image-count="0" meta:object-count="0" meta:page-count="2" meta:paragraph-count="78" meta:word-count="574" meta:character-count="5690" meta:non-whitespace-character-count="3184"/>
    <meta:generator>LibreOffice/5.1.6.2$Linux_X86_64 LibreOffice_project/10m0$Build-2</meta:generator>
  </office:meta>
</office:document-meta>
</file>